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D000000515E4C0DFC.jpg"/>
  <manifest:file-entry manifest:media-type="image/jpeg" manifest:full-path="Pictures/10000000000001250000005CC1F5AC4E.jpg"/>
  <manifest:file-entry manifest:media-type="image/jpeg" manifest:full-path="Pictures/100000000000011B000001F55D457CFD.jpg"/>
  <manifest:file-entry manifest:media-type="image/jpeg" manifest:full-path="Pictures/100000000000015F000001C5CA8AD26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3.7598in" svg:y="2.1516in" svg:width="2.8283in" svg:height="1.011in" draw:z-index="0"><draw:image xlink:href="Pictures/10000000000001250000005CC1F5AC4E.jpg" xlink:type="simple" xlink:show="embed" xlink:actuate="onLoad"/></draw:frame><draw:frame draw:style-name="fr1" draw:name="graphics2" text:anchor-type="paragraph" svg:x="0.3252in" svg:y="1.0575in" svg:width="2.7736in" svg:height="4.4071in" draw:z-index="1"><draw:image xlink:href="Pictures/100000000000011B000001F55D457CFD.jpg" xlink:type="simple" xlink:show="embed" xlink:actuate="onLoad"/></draw:frame><draw:frame draw:style-name="fr1" draw:name="graphics4" text:anchor-type="paragraph" svg:x="0.3252in" svg:y="5.1665in" svg:width="3.1374in" svg:height="4.1835in" draw:z-index="2"><draw:image xlink:href="Pictures/100000000000015F000001C5CA8AD265.jpg" xlink:type="simple" xlink:show="embed" xlink:actuate="onLoad"/></draw:frame><draw:frame draw:style-name="fr1" draw:name="graphics3" text:anchor-type="paragraph" svg:x="3.5736in" svg:y="6.672in" svg:width="2.6799in" svg:height="0.8819in" draw:z-index="3"><draw:image xlink:href="Pictures/100000000000013D000000515E4C0DFC.jpg" xlink:type="simple" xlink:show="embed" xlink:actuate="onLoad"/></draw:frame>DATE OF BIRT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9T21:08:34.91</meta:creation-date>
    <meta:document-statistic meta:table-count="0" meta:image-count="4" meta:object-count="0" meta:page-count="1" meta:paragraph-count="1" meta:word-count="3" meta:character-count="14"/>
    <dc:date>2017-09-09T21:19:03.97</dc:date>
    <meta:editing-duration>PT10M31S</meta:editing-duration>
    <meta:editing-cycles>1</meta:editing-cycles>
    <meta:generator>OpenOffice/4.1.2$Win32 OpenOffice.org_project/412m3$Build-9782</meta:generator>
  </office:meta>
</office:document-meta>
</file>